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1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34.81pt" fo:break-before="auto" style:use-optimal-row-height="true"/>
    </style:style>
    <style:style style:name="ro3" style:family="table-row">
      <style:table-row-properties style:row-height="23.56pt" fo:break-before="auto" style:use-optimal-row-height="true"/>
    </style:style>
    <style:style style:name="ro4" style:family="table-row">
      <style:table-row-properties style:row-height="46.0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e0"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0ee90"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add8e6"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b6c1"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8"/>
        <table:table-column table:style-name="co3" table:number-columns-repeated="2" table:default-cell-style-name="Default"/>
        <table:table-row table:style-name="ro1" table:number-rows-repeated="4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inline Phase 1<text:a xlink:href="https://en.wikipedia.org/wiki/Guangzhou_Metro#cite_note-ycdtb120712-67" xlink:type="simple">[62]</text:a></text:p>
          </table:table-cell>
          <table:table-cell office:value-type="string" calcext:value-type="string">
            <text:p><text:a xlink:href="https://en.wikipedia.org/wiki/Jiahewanggang_Station" xlink:type="simple">Jiahewanggang</text:a> - <text:a xlink:href="https://en.wikipedia.org/w/index.php?title=Jiekou_Station&amp;action=edit&amp;redlink=1" xlink:type="simple">Jiekou</text:a></text:p>
          </table:table-cell>
          <table:table-cell table:style-name="ce1" office:value-type="string" calcext:value-type="string">
            <text:p>51.2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Under trials (operational by end of 2018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Guangfo (99)</text:p>
          </table:table-cell>
          <table:table-cell office:value-type="string" calcext:value-type="string">
            <text:p> <text:a xlink:href="https://en.wikipedia.org/wiki/Guangfo_Metro" xlink:type="simple">Guangfo</text:a>  Phase 2 final section</text:p>
          </table:table-cell>
          <table:table-cell office:value-type="string" calcext:value-type="string">
            <text:p><text:a xlink:href="https://en.wikipedia.org/wiki/Yangang_Station" xlink:type="simple">Yangang</text:a> - <text:a xlink:href="https://en.wikipedia.org/wiki/Lijiao_Station" xlink:type="simple">Lijiao</text:a></text:p>
          </table:table-cell>
          <table:table-cell office:value-type="date" office:date-value="2018-07-04" calcext:value-type="date">
            <text:p>07/04/18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Under trials (operational by end of 2018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 <text:a xlink:href="https://en.wikipedia.org/wiki/Line_21_(Guangzhou_Metro)" xlink:type="simple">21</text:a> <text:a xlink:href="https://en.wikipedia.org/wiki/Guangzhou_Metro#cite_note-ycwb130402-54" xlink:type="simple">[50]</text:a></text:p>
          </table:table-cell>
          <table:table-cell office:value-type="string" calcext:value-type="string">
            <text:p><text:a xlink:href="https://en.wikipedia.org/wiki/Yuancun_Station" xlink:type="simple">Yuancun</text:a> - <text:a xlink:href="https://en.wikipedia.org/w/index.php?title=Zengcheng_Square_Station&amp;action=edit&amp;redlink=1" xlink:type="simple">Zengcheng Square</text:a></text:p>
          </table:table-cell>
          <table:table-cell table:style-name="ce1" office:value-type="string" calcext:value-type="string">
            <text:p>60.9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Under trials (operational by end of 2018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 <text:a xlink:href="https://en.wikipedia.org/wiki/Line_8_(Guangzhou_Metro)" xlink:type="simple">8</text:a>  Line 2 &amp; 8 realignment project<text:a xlink:href="https://en.wikipedia.org/wiki/Guangzhou_Metro#cite_note-68" xlink:type="simple">[63]</text:a></text:p>
          </table:table-cell>
          <table:table-cell office:value-type="string" calcext:value-type="string">
            <text:p><text:a xlink:href="https://en.wikipedia.org/wiki/Fenghuang_Xincun_Station" xlink:type="simple">Fenghuang Xincun</text:a> - <text:a xlink:href="https://en.wikipedia.org/wiki/Cultural_Park_Station" xlink:type="simple">Cultural Park</text:a></text:p>
          </table:table-cell>
          <table:table-cell office:value-type="date" office:date-value="2018-08-01" calcext:value-type="date">
            <text:p>08/01/18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Under trials (operational by end of 2018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 <text:a xlink:href="https://en.wikipedia.org/wiki/Line_8_(Guangzhou_Metro)" xlink:type="simple">8</text:a>  Northern extension<text:a xlink:href="https://en.wikipedia.org/wiki/Guangzhou_Metro#cite_note-69" xlink:type="simple">[64]</text:a></text:p>
          </table:table-cell>
          <table:table-cell office:value-type="string" calcext:value-type="string">
            <text:p><text:a xlink:href="https://en.wikipedia.org/wiki/Cultural_Park_Station" xlink:type="simple">Cultural Park</text:a> - <text:a xlink:href="https://en.wikipedia.org/w/index.php?title=Baiyun_Lake_Station&amp;action=edit&amp;redlink=1" xlink:type="simple">Baiyun Lake</text:a></text:p>
          </table:table-cell>
          <table:table-cell office:value-type="date" office:date-value="2018-01-16" calcext:value-type="date">
            <text:p>01/16/18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Under trials (operational by end of 2018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 <text:a xlink:href="https://en.wikipedia.org/wiki/Line_7_(Guangzhou_Metro)" xlink:type="simple">7</text:a>  Shunde extension<text:a xlink:href="https://en.wikipedia.org/wiki/Guangzhou_Metro#cite_note-70" xlink:type="simple">[65]</text:a></text:p>
          </table:table-cell>
          <table:table-cell office:value-type="string" calcext:value-type="string">
            <text:p><text:a xlink:href="https://en.wikipedia.org/wiki/Guangzhou_South_railway_station" xlink:type="simple">Guangzhou South railway station</text:a> - Beijiao New Town</text:p>
          </table:table-cell>
          <table:table-cell office:value-type="date" office:date-value="2018-04-13" calcext:value-type="date">
            <text:p>04/13/18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Under construc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 <text:a xlink:href="https://en.wikipedia.org/wiki/Line_11_(Guangzhou_Metro)" xlink:type="simple">11</text:a> <text:a xlink:href="https://en.wikipedia.org/wiki/Guangzhou_Metro#cite_note-ycdtb120712-67" xlink:type="simple">[62]</text:a></text:p>
          </table:table-cell>
          <table:table-cell table:style-name="ce2" office:value-type="string" calcext:value-type="string">
            <text:p>loop line initial station <text:a xlink:href="https://en.wikipedia.org/w/index.php?title=Shiliugang_station&amp;action=edit&amp;redlink=1" xlink:type="simple">Shiliugang</text:a></text:p>
          </table:table-cell>
          <table:table-cell table:style-name="ce1" office:value-type="string" calcext:value-type="string">
            <text:p>42.4</text:p>
          </table:table-cell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Under constructi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 <text:a xlink:href="https://en.wikipedia.org/wiki/Line_18_(Guangzhou_Metro)" xlink:type="simple">18</text:a>  Phase 1<text:a xlink:href="https://en.wikipedia.org/wiki/Guangzhou_Metro#cite_note-71" xlink:type="simple">[66]</text:a><text:a xlink:href="https://en.wikipedia.org/wiki/Guangzhou_Metro#cite_note-gzmetronew-72" xlink:type="simple">[67]</text:a></text:p>
          </table:table-cell>
          <table:table-cell office:value-type="string" calcext:value-type="string">
            <text:p><text:a xlink:href="https://en.wikipedia.org/wiki/Guangzhou_East_railway_station" xlink:type="simple">Guangzhou East railway station</text:a> - Wanqingsha</text:p>
          </table:table-cell>
          <table:table-cell table:style-name="ce1" office:value-type="string" calcext:value-type="string">
            <text:p>65.3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Under constructi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 <text:a xlink:href="https://en.wikipedia.org/wiki/Line_22_(Guangzhou_Metro)" xlink:type="simple">22</text:a> <text:a xlink:href="https://en.wikipedia.org/wiki/Guangzhou_Metro#cite_note-:0-73" xlink:type="simple">[68]</text:a><text:a xlink:href="https://en.wikipedia.org/wiki/Guangzhou_Metro#cite_note-gzmetronew-72" xlink:type="simple">[67]</text:a><text:a xlink:href="https://en.wikipedia.org/wiki/Guangzhou_Metro#cite_note-74" xlink:type="simple">[b]</text:a></text:p>
          </table:table-cell>
          <table:table-cell office:value-type="string" calcext:value-type="string">
            <text:p><text:a xlink:href="https://en.wikipedia.org/w/index.php?title=Shiweitang_Station&amp;action=edit&amp;redlink=1" xlink:type="simple">Bai'etang</text:a> - Wanqingsha</text:p>
          </table:table-cell>
          <table:table-cell table:style-name="ce1" office:value-type="string" calcext:value-type="string">
            <text:p>30.7<text:a xlink:href="https://en.wikipedia.org/wiki/Guangzhou_Metro#cite_note-75" xlink:type="simple">[c]</text:a>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Under construc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 <text:a xlink:href="https://en.wikipedia.org/wiki/Line_3_(Guangzhou_Metro)" xlink:type="simple">3</text:a>  Eastern extension<text:a xlink:href="https://en.wikipedia.org/wiki/Guangzhou_Metro#cite_note-gzmetronew-72" xlink:type="simple">[67]</text:a><text:a xlink:href="https://en.wikipedia.org/wiki/Guangzhou_Metro#cite_note-:0-73" xlink:type="simple">[68]</text:a></text:p>
          </table:table-cell>
          <table:table-cell office:value-type="string" calcext:value-type="string">
            <text:p><text:a xlink:href="https://en.wikipedia.org/wiki/Panyu_Square_Station" xlink:type="simple">Panyu Square</text:a> - <text:a xlink:href="https://en.wikipedia.org/wiki/Haibang_Station" xlink:type="simple">Haibang</text:a></text:p>
          </table:table-cell>
          <table:table-cell office:value-type="date" office:date-value="1958-09-01" calcext:value-type="date">
            <text:p>09/01/58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Under construc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 <text:a xlink:href="https://en.wikipedia.org/wiki/Line_5_(Guangzhou_Metro)" xlink:type="simple">5</text:a>  Eastern extension<text:a xlink:href="https://en.wikipedia.org/wiki/Guangzhou_Metro#cite_note-76" xlink:type="simple">[69]</text:a><text:a xlink:href="https://en.wikipedia.org/wiki/Guangzhou_Metro#cite_note-gzmetronew-72" xlink:type="simple">[67]</text:a></text:p>
          </table:table-cell>
          <table:table-cell office:value-type="string" calcext:value-type="string">
            <text:p><text:a xlink:href="https://en.wikipedia.org/wiki/Wenchong_Station" xlink:type="simple">Wenchong</text:a> - Huangpu Ferry Terminal</text:p>
          </table:table-cell>
          <table:table-cell office:value-type="date" office:date-value="2018-07-09" calcext:value-type="date">
            <text:p>07/09/18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Under construction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 <text:a xlink:href="https://en.wikipedia.org/wiki/Line_10_(Guangzhou_Metro)" xlink:type="simple">10</text:a> <text:a xlink:href="https://en.wikipedia.org/wiki/Guangzhou_Metro#cite_note-gzmetronew-72" xlink:type="simple">[67]</text:a><text:a xlink:href="https://en.wikipedia.org/wiki/Guangzhou_Metro#cite_note-:0-73" xlink:type="simple">[68]</text:a><text:a xlink:href="https://en.wikipedia.org/wiki/Guangzhou_Metro#cite_note-77" xlink:type="simple">[d]</text:a></text:p>
          </table:table-cell>
          <table:table-cell office:value-type="string" calcext:value-type="string">
            <text:p><text:a xlink:href="https://en.wikipedia.org/wiki/Xilang_Station" xlink:type="simple">Xilang</text:a> - <text:a xlink:href="https://en.wikipedia.org/wiki/Tiyu_Xilu_Station" xlink:type="simple">Tiyu Xilu</text:a> joins <text:a xlink:href="https://en.wikipedia.org/wiki/Line_3_(Guangzhou_Metro)" xlink:type="simple">Line 3</text:a> spur line</text:p>
          </table:table-cell>
          <table:table-cell table:style-name="ce1" office:value-type="string" calcext:value-type="string">
            <text:p>25.46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Under constructi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 <text:a xlink:href="https://en.wikipedia.org/wiki/Line_7_(Guangzhou_Metro)" xlink:type="simple">7</text:a>  Phase 2<text:a xlink:href="https://en.wikipedia.org/wiki/Guangzhou_Metro#cite_note-78" xlink:type="simple">[70]</text:a></text:p>
          </table:table-cell>
          <table:table-cell office:value-type="string" calcext:value-type="string">
            <text:p><text:a xlink:href="https://en.wikipedia.org/wiki/Higher_Education_Mega_Center_South_Station" xlink:type="simple">Higher Education Mega Center South</text:a> - <text:a xlink:href="https://en.wikipedia.org/wiki/Luogang_Station" xlink:type="simple">Luogang</text:a></text:p>
          </table:table-cell>
          <table:table-cell office:value-type="date" office:date-value="2018-09-19" calcext:value-type="date">
            <text:p>09/19/18</text:p>
          </table:table-cell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Approv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 <text:a xlink:href="https://en.wikipedia.org/w/index.php?title=Line_12_(Guangzhou_Metro)&amp;action=edit&amp;redlink=1" xlink:type="simple">12</text:a> <text:a xlink:href="https://en.wikipedia.org/wiki/Guangzhou_Metro#cite_note-:1-79" xlink:type="simple">[71]</text:a><text:a xlink:href="https://en.wikipedia.org/wiki/Guangzhou_Metro#cite_note-gzmetronew-72" xlink:type="simple">[67]</text:a></text:p>
          </table:table-cell>
          <table:table-cell office:value-type="string" calcext:value-type="string">
            <text:p><text:a xlink:href="https://en.wikipedia.org/wiki/Xunfenggang_Station" xlink:type="simple">Xunfenggang</text:a> - <text:a xlink:href="https://en.wikipedia.org/wiki/Higher_Education_Mega_Center_South_Station" xlink:type="simple">Higher Education Mega Center South</text:a></text:p>
          </table:table-cell>
          <table:table-cell table:style-name="ce1" office:value-type="string" calcext:value-type="string">
            <text:p>37.6</text:p>
          </table:table-cell>
          <table:table-cell office:value-type="float" office:value="25" calcext:value-type="float">
            <text:p>25</text:p>
          </table:table-cell>
          <table:table-cell table:style-name="ce7" office:value-type="string" calcext:value-type="string">
            <text:p>Approv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 <text:a xlink:href="https://en.wikipedia.org/wiki/Line_13_(Guangzhou_Metro)" xlink:type="simple">13</text:a>  Phase 2<text:a xlink:href="https://en.wikipedia.org/wiki/Guangzhou_Metro#cite_note-:1-79" xlink:type="simple">[71]</text:a><text:a xlink:href="https://en.wikipedia.org/wiki/Guangzhou_Metro#cite_note-gzmetro2040-80" xlink:type="simple">[72]</text:a></text:p>
          </table:table-cell>
          <table:table-cell office:value-type="string" calcext:value-type="string">
            <text:p>Chaoyang - <text:a xlink:href="https://en.wikipedia.org/wiki/Yuzhu_Station" xlink:type="simple">Yuzhu</text:a></text:p>
          </table:table-cell>
          <table:table-cell table:style-name="ce1" office:value-type="string" calcext:value-type="string">
            <text:p>33.8</text:p>
          </table:table-cell>
          <table:table-cell office:value-type="float" office:value="23" calcext:value-type="float">
            <text:p>23</text:p>
          </table:table-cell>
          <table:table-cell table:style-name="ce7" office:value-type="string" calcext:value-type="string">
            <text:p>Approv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 <text:a xlink:href="https://en.wikipedia.org/wiki/Line_14_(Guangzhou_Metro)" xlink:type="simple">14</text:a>  Phase 2<text:a xlink:href="https://en.wikipedia.org/wiki/Guangzhou_Metro#cite_note-:1-79" xlink:type="simple">[71]</text:a><text:a xlink:href="https://en.wikipedia.org/wiki/Guangzhou_Metro#cite_note-gzmetro2020-43" xlink:type="simple">[39]</text:a></text:p>
          </table:table-cell>
          <table:table-cell office:value-type="string" calcext:value-type="string">
            <text:p><text:a xlink:href="https://en.wikipedia.org/wiki/Guangzhou_railway_station" xlink:type="simple">Guangzhou railway station</text:a> - <text:a xlink:href="https://en.wikipedia.org/wiki/Jiahewanggang_Station" xlink:type="simple">Jiahewanggang</text:a></text:p>
          </table:table-cell>
          <table:table-cell office:value-type="date" office:date-value="2018-06-11" calcext:value-type="date">
            <text:p>06/11/18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Approv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 <text:a xlink:href="https://en.wikipedia.org/wiki/Line_6_(Guangzhou_Metro)" xlink:type="simple">6</text:a>  North<text:a xlink:href="https://en.wikipedia.org/wiki/Guangzhou_Metro#cite_note-gzmetronew-72" xlink:type="simple">[67]</text:a></text:p>
          </table:table-cell>
          <table:table-cell office:value-type="string" calcext:value-type="string">
            <text:p>Longdongbei - <text:a xlink:href="https://en.wikipedia.org/wiki/Botanical_Garden_Station_(Guangzhou)" xlink:type="simple">Botanical Garden</text:a></text:p>
          </table:table-cell>
          <table:table-cell office:value-type="date" office:date-value="2018-03-02" calcext:value-type="date">
            <text:p>03/02/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pos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 <text:a xlink:href="https://en.wikipedia.org/wiki/Line_8_(Guangzhou_Metro)" xlink:type="simple">8</text:a>  Far northern extension<text:a xlink:href="https://en.wikipedia.org/wiki/Guangzhou_Metro#cite_note-:1-79" xlink:type="simple">[71]</text:a></text:p>
          </table:table-cell>
          <table:table-cell office:value-type="string" calcext:value-type="string">
            <text:p><text:a xlink:href="https://en.wikipedia.org/w/index.php?title=Baiyun_Lake_Station&amp;action=edit&amp;redlink=1" xlink:type="simple">Baiyun Lake</text:a> - <text:a xlink:href="https://en.wikipedia.org/wiki/Guangzhou_North_railway_station" xlink:type="simple">Guangzhou North railway station</text:a>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opos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 <text:a xlink:href="https://en.wikipedia.org/wiki/Line_8_(Guangzhou_Metro)" xlink:type="simple">8</text:a>  East</text:p>
          </table:table-cell>
          <table:table-cell office:value-type="string" calcext:value-type="string">
            <text:p><text:a xlink:href="https://en.wikipedia.org/wiki/Wanshengwei_Station" xlink:type="simple">Wanshengwei</text:a> - <text:a xlink:href="https://en.wikipedia.org/wiki/Haibang_Station" xlink:type="simple">Haibang</text:a></text:p>
          </table:table-cell>
          <table:table-cell office:value-type="date" office:date-value="2018-08-22" calcext:value-type="date">
            <text:p>08/22/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pos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 <text:a xlink:href="https://en.wikipedia.org/wiki/Line_8_(Guangzhou_Metro)" xlink:type="simple">8</text:a>  East Branch</text:p>
          </table:table-cell>
          <table:table-cell office:value-type="string" calcext:value-type="string">
            <text:p>Hualong - Huangpu Ferry Terminal</text:p>
          </table:table-cell>
          <table:table-cell office:value-type="date" office:date-value="2018-01-09" calcext:value-type="date">
            <text:p>01/09/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os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 <text:a xlink:href="https://en.wikipedia.org/wiki/Line_14_(Guangzhou_Metro)" xlink:type="simple">14</text:a>  Phase 3<text:a xlink:href="https://en.wikipedia.org/wiki/Guangzhou_Metro#cite_note-gzmetro2020-43" xlink:type="simple">[39]</text:a></text:p>
          </table:table-cell>
          <table:table-cell office:value-type="string" calcext:value-type="string">
            <text:p><text:a xlink:href="https://en.wikipedia.org/w/index.php?title=Jiekou_Station&amp;action=edit&amp;redlink=1" xlink:type="simple">Jiekou</text:a> - Yangshenggu</text:p>
          </table:table-cell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Propos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 <text:a xlink:href="https://en.wikipedia.org/w/index.php?title=Line_15_(Guangzhou_Metro)&amp;action=edit&amp;redlink=1" xlink:type="simple">15</text:a> <text:a xlink:href="https://en.wikipedia.org/wiki/Guangzhou_Metro#cite_note-gzmetro2040-80" xlink:type="simple">[72]</text:a></text:p>
          </table:table-cell>
          <table:table-cell table:style-name="ce2" office:value-type="string" calcext:value-type="string">
            <text:p>loop line initial station <text:a xlink:href="https://en.wikipedia.org/wiki/Jiaomen_station" xlink:type="simple">Jiaomen</text:a></text:p>
          </table:table-cell>
          <table:table-cell office:value-type="date" office:date-value="2018-05-30" calcext:value-type="date">
            <text:p>05/30/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pos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 <text:a xlink:href="https://en.wikipedia.org/w/index.php?title=Line_16_(Guangzhou_Metro)&amp;action=edit&amp;redlink=1" xlink:type="simple">16</text:a> <text:a xlink:href="https://en.wikipedia.org/wiki/Guangzhou_Metro#cite_note-gzmetronew-72" xlink:type="simple">[67]</text:a></text:p>
          </table:table-cell>
          <table:table-cell office:value-type="string" calcext:value-type="string">
            <text:p><text:a xlink:href="https://en.wikipedia.org/wiki/Xintang_Station_(Guangzhou)" xlink:type="simple">Xintang</text:a> - Lichengbei</text:p>
          </table:table-cell>
          <table:table-cell table:style-name="ce1" office:value-type="string" calcext:value-type="string">
            <text:p>39.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pos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 <text:a xlink:href="https://en.wikipedia.org/w/index.php?title=Line_17_(Guangzhou_Metro)&amp;action=edit&amp;redlink=1" xlink:type="simple">17</text:a> <text:a xlink:href="https://en.wikipedia.org/wiki/Guangzhou_Metro#cite_note-gzmetronew-72" xlink:type="simple">[67]</text:a></text:p>
          </table:table-cell>
          <table:table-cell office:value-type="string" calcext:value-type="string">
            <text:p>Zini - <text:a xlink:href="https://en.wikipedia.org/wiki/Guangzhou_Automobile_Group" xlink:type="simple">Guangzhou Automobile Group</text:a> Complex</text:p>
          </table:table-cell>
          <table:table-cell office:value-type="date" office:date-value="2018-07-25" calcext:value-type="date">
            <text:p>07/25/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opos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 <text:a xlink:href="https://en.wikipedia.org/w/index.php?title=Line_19_(Guangzhou_Metro)&amp;action=edit&amp;redlink=1" xlink:type="simple">19</text:a> <text:a xlink:href="https://en.wikipedia.org/wiki/Guangzhou_Metro#cite_note-gzmetronew-72" xlink:type="simple">[67]</text:a></text:p>
          </table:table-cell>
          <table:table-cell office:value-type="string" calcext:value-type="string">
            <text:p>Suiyan Lu - Aotidong</text:p>
          </table:table-cell>
          <table:table-cell table:style-name="ce1" office:value-type="string" calcext:value-type="string">
            <text:p>32.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opos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 <text:a xlink:href="https://en.wikipedia.org/w/index.php?title=Line_20_(Guangzhou_Metro)&amp;action=edit&amp;redlink=1" xlink:type="simple">20</text:a> <text:a xlink:href="https://en.wikipedia.org/wiki/Guangzhou_Metro#cite_note-gzmetro2020-43" xlink:type="simple">[39]</text:a></text:p>
          </table:table-cell>
          <table:table-cell office:value-type="string" calcext:value-type="string">
            <text:p><text:a xlink:href="https://en.wikipedia.org/wiki/Guangzhou_South_railway_station" xlink:type="simple">Guangzhou South railway station</text:a> - <text:a xlink:href="https://en.wikipedia.org/wiki/Pazhou_Station" xlink:type="simple">Pazhou</text:a></text:p>
          </table:table-cell>
          <table:table-cell office:value-type="date" office:date-value="2018-05-17" calcext:value-type="date">
            <text:p>05/17/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posed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 <text:a xlink:href="https://en.wikipedia.org/w/index.php?title=Line_23_(Guangzhou_Metro)&amp;action=edit&amp;redlink=1" xlink:type="simple">23</text:a>  West<text:a xlink:href="https://en.wikipedia.org/wiki/Guangzhou_Metro#cite_note-gzmetronew-72" xlink:type="simple">[67]</text:a><text:a xlink:href="https://en.wikipedia.org/wiki/Guangzhou_Metro#cite_note-81" xlink:type="simple">[e]</text:a></text:p>
          </table:table-cell>
          <table:table-cell office:value-type="string" calcext:value-type="string">
            <text:p><text:a xlink:href="https://en.wikipedia.org/wiki/Jingxi_Nanfang_Hospital_Station" xlink:type="simple">Jingxi Nanfang Hospital</text:a> - Botanical Garden</text:p>
          </table:table-cell>
          <table:table-cell office:value-type="date" office:date-value="2018-08-05" calcext:value-type="date">
            <text:p>08/05/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posed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 <text:a xlink:href="https://en.wikipedia.org/w/index.php?title=Line_23_(Guangzhou_Metro)&amp;action=edit&amp;redlink=1" xlink:type="simple">23</text:a>  East</text:p>
          </table:table-cell>
          <table:table-cell office:value-type="string" calcext:value-type="string">
            <text:p><text:a xlink:href="https://en.wikipedia.org/wiki/Xiangxue_Station" xlink:type="simple">Xiangxue</text:a> - <text:a xlink:href="https://en.wikipedia.org/wiki/Guanhu_Station" xlink:type="simple">Guanhu</text:a></text:p>
          </table:table-cell>
          <table:table-cell table:style-name="ce1" office:value-type="string" calcext:value-type="string">
            <text:p>19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posed</text:p>
          </table:table-cell>
          <table:table-cell table:number-columns-repeated="2"/>
        </table:table-row>
        <table:table-row table:style-name="ro5" table:number-rows-repeated="3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5">
          <table:table-cell office:value-type="string" calcext:value-type="string">
            <text:p>Foshan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5" table:number-rows-repeated="3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3">
          <table:table-cell table:style-name="ce9" office:value-type="float" office:value="2018" calcext:value-type="float">
            <text:p>2018</text:p>
          </table:table-cell>
          <table:table-cell table:style-name="ce10" office:value-type="string" calcext:value-type="string">
            <text:p>X</text:p>
          </table:table-cell>
          <table:table-cell table:style-name="ce9" office:value-type="string" calcext:value-type="string">
            <text:p><text:a xlink:href="https://en.wikipedia.org/wiki/Guangfo_Line,_Foshan_Metro" xlink:type="simple">Line 1</text:a></text:p>
          </table:table-cell>
          <table:table-cell table:style-name="ce9" office:value-type="string" calcext:value-type="string">
            <text:p>Eastern section</text:p>
          </table:table-cell>
          <table:table-cell table:style-name="ce9" office:value-type="string" calcext:value-type="string">
            <text:p><text:a xlink:href="https://en.wikipedia.org/wiki/Shixi_Station" xlink:type="simple">Shixi</text:a></text:p>
          </table:table-cell>
          <table:table-cell table:style-name="ce9" office:value-type="string" calcext:value-type="string">
            <text:p><text:a xlink:href="https://en.wikipedia.org/wiki/Lijiao_Station" xlink:type="simple">Lijiao</text:a></text:p>
          </table:table-cell>
          <table:table-cell table:style-name="ce9" office:value-type="float" office:value="5.6" calcext:value-type="float">
            <text:p>5.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Under construction</text:p>
          </table:table-cell>
        </table:table-row>
        <table:table-row table:style-name="ro3">
          <table:table-cell table:style-name="ce9" office:value-type="float" office:value="2019" calcext:value-type="float">
            <text:p>2019</text:p>
          </table:table-cell>
          <table:table-cell table:style-name="ce10" office:value-type="string" calcext:value-type="string">
            <text:p>X</text:p>
          </table:table-cell>
          <table:table-cell table:style-name="ce9" office:value-type="string" calcext:value-type="string">
            <text:p><text:a xlink:href="https://en.wikipedia.org/wiki/Line_2_(Foshan_Metro)" xlink:type="simple">Line 2</text:a></text:p>
          </table:table-cell>
          <table:table-cell table:style-name="ce9" office:value-type="string" calcext:value-type="string">
            <text:p>Phase I</text:p>
          </table:table-cell>
          <table:table-cell table:style-name="ce9" office:value-type="string" calcext:value-type="string">
            <text:p><text:a xlink:href="https://en.wikipedia.org/w/index.php?title=Nanzhuang_Station&amp;action=edit&amp;redlink=1" xlink:type="simple">Nanzhuang</text:a></text:p>
          </table:table-cell>
          <table:table-cell table:style-name="ce9" office:value-type="string" calcext:value-type="string">
            <text:p><text:a xlink:href="https://en.wikipedia.org/wiki/Guangzhou_South_Railway_Station" xlink:type="simple">Guangzhou South</text:a></text:p>
          </table:table-cell>
          <table:table-cell table:style-name="ce9" office:value-type="float" office:value="32.3" calcext:value-type="float">
            <text:p>32.3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Under construction</text:p>
          </table:table-cell>
        </table:table-row>
        <table:table-row table:style-name="ro3">
          <table:table-cell table:style-name="ce9" office:value-type="float" office:value="2021" calcext:value-type="float">
            <text:p>2021</text:p>
          </table:table-cell>
          <table:table-cell table:style-name="ce10" office:value-type="string" calcext:value-type="string">
            <text:p>X</text:p>
          </table:table-cell>
          <table:table-cell table:style-name="ce9" office:value-type="string" calcext:value-type="string">
            <text:p><text:a xlink:href="https://en.wikipedia.org/wiki/Line_3_(Foshan_Metro)" xlink:type="simple">Line 3</text:a></text:p>
          </table:table-cell>
          <table:table-cell table:style-name="ce9" office:value-type="string" calcext:value-type="string">
            <text:p>Phase I</text:p>
          </table:table-cell>
          <table:table-cell table:style-name="ce9" office:value-type="string" calcext:value-type="string">
            <text:p><text:a xlink:href="https://en.wikipedia.org/w/index.php?title=Foshan_University_Station&amp;action=edit&amp;redlink=1" xlink:type="simple">Foshan University</text:a></text:p>
          </table:table-cell>
          <table:table-cell table:style-name="ce9" office:value-type="string" calcext:value-type="string">
            <text:p><text:a xlink:href="https://en.wikipedia.org/w/index.php?title=Shunde_Polytechnic_Station&amp;action=edit&amp;redlink=1" xlink:type="simple">Shunde Polytechnic</text:a></text:p>
          </table:table-cell>
          <table:table-cell table:style-name="ce9" office:value-type="float" office:value="66.5" calcext:value-type="float">
            <text:p>66.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Under construction</text:p>
          </table:table-cell>
        </table:table-row>
        <table:table-row table:style-name="ro3">
          <table:table-cell table:style-name="ce9" office:value-type="float" office:value="2022" calcext:value-type="float">
            <text:p>2022</text:p>
          </table:table-cell>
          <table:table-cell table:style-name="ce10" office:value-type="string" calcext:value-type="string">
            <text:p>？</text:p>
          </table:table-cell>
          <table:table-cell table:style-name="ce9" office:value-type="string" calcext:value-type="string">
            <text:p><text:a xlink:href="https://en.wikipedia.org/w/index.php?title=Line_11_(Foshan_Metro)&amp;action=edit&amp;redlink=1" xlink:type="simple">Line 11</text:a></text:p>
          </table:table-cell>
          <table:table-cell table:style-name="ce10"/>
          <table:table-cell table:style-name="ce9" office:value-type="string" calcext:value-type="string">
            <text:p>Xijiao</text:p>
          </table:table-cell>
          <table:table-cell table:style-name="ce9" office:value-type="string" calcext:value-type="string">
            <text:p>Hedongdong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Detailed Design<text:a xlink:href="https://en.wikipedia.org/wiki/Foshan_Metro#cite_note-5" xlink:type="simple">[5]</text:a></text:p>
          </table:table-cell>
        </table:table-row>
        <table:table-row table:style-name="ro5">
          <table:table-cell table:style-name="ce9" office:value-type="string" calcext:value-type="string" table:number-columns-spanned="1" table:number-rows-spanned="5">
            <text:p>By 2022</text:p>
          </table:table-cell>
          <table:table-cell table:style-name="ce10" office:value-type="string" calcext:value-type="string">
            <text:p>X</text:p>
          </table:table-cell>
          <table:table-cell table:style-name="ce9" office:value-type="string" calcext:value-type="string">
            <text:p><text:a xlink:href="https://en.wikipedia.org/wiki/Line_2_(Foshan_Metro)" xlink:type="simple">Line 2</text:a></text:p>
          </table:table-cell>
          <table:table-cell table:style-name="ce9" office:value-type="string" calcext:value-type="string">
            <text:p>Phase II</text:p>
          </table:table-cell>
          <table:table-cell table:style-name="ce9" office:value-type="string" calcext:value-type="string">
            <text:p>Xi'an</text:p>
          </table:table-cell>
          <table:table-cell table:style-name="ce9" office:value-type="string" calcext:value-type="string">
            <text:p>Nanzhuang</text:p>
          </table:table-cell>
          <table:table-cell table:style-name="ce9" office:value-type="float" office:value="23.5" calcext:value-type="float">
            <text:p>23.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 table:number-columns-spanned="1" table:number-rows-spanned="5">
            <text:p>Planning<text:a xlink:href="https://en.wikipedia.org/wiki/Foshan_Metro#cite_note-6" xlink:type="simple">[6]</text:a><text:a xlink:href="https://en.wikipedia.org/wiki/Foshan_Metro#cite_note-7" xlink:type="simple">[7]</text:a></text:p>
          </table:table-cell>
        </table:table-row>
        <table:table-row table:style-name="ro5">
          <table:covered-table-cell/>
          <table:table-cell table:style-name="ce10" office:value-type="string" calcext:value-type="string">
            <text:p>X</text:p>
          </table:table-cell>
          <table:table-cell table:style-name="ce9" office:value-type="string" calcext:value-type="string">
            <text:p><text:a xlink:href="https://en.wikipedia.org/w/index.php?title=Line_4_(Foshan_Metro)&amp;action=edit&amp;redlink=1" xlink:type="simple">Line 4</text:a></text:p>
          </table:table-cell>
          <table:table-cell table:style-name="ce10"/>
          <table:table-cell table:style-name="ce9" office:value-type="string" calcext:value-type="string">
            <text:p>Gongye Dadao</text:p>
          </table:table-cell>
          <table:table-cell table:style-name="ce9" office:value-type="string" calcext:value-type="string">
            <text:p>Gangkou Lu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33" calcext:value-type="float">
            <text:p>33</text:p>
          </table:table-cell>
          <table:covered-table-cell/>
        </table:table-row>
        <table:table-row table:style-name="ro5">
          <table:covered-table-cell/>
          <table:table-cell table:style-name="ce10" office:value-type="string" calcext:value-type="string">
            <text:p>X</text:p>
          </table:table-cell>
          <table:table-cell table:style-name="ce9" office:value-type="string" calcext:value-type="string">
            <text:p><text:a xlink:href="https://en.wikipedia.org/w/index.php?title=Line_6_(Foshan_Metro)&amp;action=edit&amp;redlink=1" xlink:type="simple">Line 6</text:a></text:p>
          </table:table-cell>
          <table:table-cell table:style-name="ce10"/>
          <table:table-cell table:style-name="ce9" office:value-type="string" calcext:value-type="string">
            <text:p>Nancun</text:p>
          </table:table-cell>
          <table:table-cell table:style-name="ce9" office:value-type="string" calcext:value-type="string">
            <text:p>Shiweitang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3" calcext:value-type="float">
            <text:p>23</text:p>
          </table:table-cell>
          <table:covered-table-cell/>
        </table:table-row>
        <table:table-row table:style-name="ro5">
          <table:covered-table-cell/>
          <table:table-cell table:style-name="ce10" office:value-type="string" calcext:value-type="string">
            <text:p>？</text:p>
          </table:table-cell>
          <table:table-cell table:style-name="ce9" office:value-type="string" calcext:value-type="string">
            <text:p><text:a xlink:href="https://en.wikipedia.org/w/index.php?title=Line_9_(Foshan_Metro)&amp;action=edit&amp;redlink=1" xlink:type="simple">Line 9</text:a></text:p>
          </table:table-cell>
          <table:table-cell table:style-name="ce10"/>
          <table:table-cell table:style-name="ce9" office:value-type="string" calcext:value-type="string">
            <text:p>Ronggui</text:p>
          </table:table-cell>
          <table:table-cell table:style-name="ce9" office:value-type="string" calcext:value-type="string">
            <text:p>Magang</text:p>
          </table:table-cell>
          <table:table-cell table:style-name="ce9" office:value-type="float" office:value="12.3" calcext:value-type="float">
            <text:p>12.3</text:p>
          </table:table-cell>
          <table:table-cell table:style-name="ce9" office:value-type="float" office:value="10" calcext:value-type="float">
            <text:p>10</text:p>
          </table:table-cell>
          <table:covered-table-cell/>
        </table:table-row>
        <table:table-row table:style-name="ro3">
          <table:covered-table-cell/>
          <table:table-cell table:style-name="ce10" office:value-type="string" calcext:value-type="string">
            <text:p>？</text:p>
          </table:table-cell>
          <table:table-cell table:style-name="ce9" office:value-type="string" calcext:value-type="string">
            <text:p><text:a xlink:href="https://en.wikipedia.org/w/index.php?title=Line_13_(Foshan_Metro)&amp;action=edit&amp;redlink=1" xlink:type="simple">Line 13</text:a></text:p>
          </table:table-cell>
          <table:table-cell table:style-name="ce10"/>
          <table:table-cell table:style-name="ce9" office:value-type="string" calcext:value-type="string">
            <text:p>Ronggui</text:p>
          </table:table-cell>
          <table:table-cell table:style-name="ce9" office:value-type="string" calcext:value-type="string">
            <text:p>Yongfeng Market</text:p>
          </table:table-cell>
          <table:table-cell table:style-name="ce9" office:value-type="float" office:value="14.5" calcext:value-type="float">
            <text:p>14.5</text:p>
          </table:table-cell>
          <table:table-cell table:style-name="ce9" office:value-type="float" office:value="12" calcext:value-type="float">
            <text:p>12</text:p>
          </table:table-cell>
          <table:covered-table-cell/>
        </table:table-row>
        <table:table-row table:style-name="ro5">
          <table:table-cell table:style-name="ce9" office:value-type="string" calcext:value-type="string" table:number-columns-spanned="1" table:number-rows-spanned="3">
            <text:p>TBD</text:p>
          </table:table-cell>
          <table:table-cell table:style-name="ce10" office:value-type="string" calcext:value-type="string">
            <text:p>X</text:p>
          </table:table-cell>
          <table:table-cell table:style-name="ce9" office:value-type="string" calcext:value-type="string">
            <text:p><text:a xlink:href="https://en.wikipedia.org/w/index.php?title=Line_5_(Foshan_Metro)&amp;action=edit&amp;redlink=1" xlink:type="simple">Line 5</text:a></text:p>
          </table:table-cell>
          <table:table-cell table:style-name="ce10"/>
          <table:table-cell table:style-name="ce9" office:value-type="string" calcext:value-type="string">
            <text:p>Jiujiang</text:p>
          </table:table-cell>
          <table:table-cell table:style-name="ce9" office:value-type="string" calcext:value-type="string">
            <text:p>Shiweitang</text:p>
          </table:table-cell>
          <table:table-cell table:style-name="ce10" table:number-columns-repeated="2"/>
          <table:table-cell table:style-name="ce9" office:value-type="string" calcext:value-type="string" table:number-columns-spanned="1" table:number-rows-spanned="3">
            <text:p>Long Term Planning</text:p>
          </table:table-cell>
        </table:table-row>
        <table:table-row table:style-name="ro5">
          <table:covered-table-cell/>
          <table:table-cell table:style-name="ce10" office:value-type="string" calcext:value-type="string">
            <text:p>X</text:p>
          </table:table-cell>
          <table:table-cell table:style-name="ce9" office:value-type="string" calcext:value-type="string">
            <text:p><text:a xlink:href="https://en.wikipedia.org/w/index.php?title=Line_7_(Foshan_Metro)o&amp;action=edit&amp;redlink=1" xlink:type="simple">Line 7</text:a></text:p>
          </table:table-cell>
          <table:table-cell table:style-name="ce10"/>
          <table:table-cell table:style-name="ce9" office:value-type="string" calcext:value-type="string">
            <text:p>Daliang</text:p>
          </table:table-cell>
          <table:table-cell table:style-name="ce9" office:value-type="string" calcext:value-type="string">
            <text:p>Lianhuashan</text:p>
          </table:table-cell>
          <table:table-cell table:number-columns-repeated="2" table:style-name="ce10" office:value-type="string" calcext:value-type="string">
            <text:p/>
          </table:table-cell>
          <table:covered-table-cell/>
        </table:table-row>
        <table:table-row table:style-name="ro5">
          <table:covered-table-cell/>
          <table:table-cell table:style-name="ce10" office:value-type="string" calcext:value-type="string">
            <text:p/>
          </table:table-cell>
          <table:table-cell table:style-name="ce9" office:value-type="string" calcext:value-type="string">
            <text:p><text:a xlink:href="https://en.wikipedia.org/w/index.php?title=Line_8_(Foshan_Metro)&amp;action=edit&amp;redlink=1" xlink:type="simple">Line 8</text:a></text:p>
          </table:table-cell>
          <table:table-cell table:style-name="ce10"/>
          <table:table-cell table:style-name="ce9" office:value-type="string" calcext:value-type="string">
            <text:p>Sanshui</text:p>
          </table:table-cell>
          <table:table-cell table:style-name="ce9" office:value-type="string" calcext:value-type="string">
            <text:p>Shishan</text:p>
          </table:table-cell>
          <table:table-cell table:style-name="ce10" table:number-columns-repeated="2"/>
          <table:covered-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4">00/00/0000</text:date>, <text:time style:data-style-name="N2" text:time-value="16:10:42.85127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8-11-12T17:35:02</meta:creation-date>
    <dc:date>2018-11-14T17:44:10.571131000</dc:date>
    <meta:editing-duration>PT2H59M34S</meta:editing-duration>
    <meta:editing-cycles>7</meta:editing-cycles>
    <meta:generator>LibreOffice/5.4.6.2$MacOSX_X86_64 LibreOffice_project/4014ce260a04f1026ba855d3b8d91541c224eab8</meta:generator>
    <meta:document-statistic meta:table-count="3" meta:cell-count="254" meta:object-count="0"/>
    <meta:user-defined meta:name=""/>
  </office:meta>
</office:document-meta>
</file>